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2bc7" officeooo:paragraph-rsid="000a2bc7"/>
    </style:style>
    <style:style style:name="P2" style:family="paragraph" style:parent-style-name="Standard">
      <style:text-properties officeooo:rsid="000af312" officeooo:paragraph-rsid="000b5387"/>
    </style:style>
    <style:style style:name="P3" style:family="paragraph" style:parent-style-name="Standard">
      <style:text-properties officeooo:rsid="000b5387" officeooo:paragraph-rsid="000b5387"/>
    </style:style>
    <style:style style:name="P4" style:family="paragraph" style:parent-style-name="Standard" style:list-style-name="L1">
      <style:text-properties officeooo:rsid="000b5387" officeooo:paragraph-rsid="000b5387"/>
    </style:style>
    <style:style style:name="P5" style:family="paragraph" style:parent-style-name="Standard">
      <style:text-properties officeooo:rsid="000ba955" officeooo:paragraph-rsid="000ba955"/>
    </style:style>
    <style:style style:name="P6" style:family="paragraph" style:parent-style-name="Standard">
      <style:text-properties officeooo:rsid="000ca264" officeooo:paragraph-rsid="000ca264"/>
    </style:style>
    <style:style style:name="P7" style:family="paragraph" style:parent-style-name="Standard">
      <style:text-properties officeooo:rsid="000d7293" officeooo:paragraph-rsid="000d7293"/>
    </style:style>
    <style:style style:name="T1" style:family="text">
      <style:text-properties officeooo:rsid="000b5387"/>
    </style:style>
    <style:style style:name="T2" style:family="text">
      <style:text-properties officeooo:rsid="000ca26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0,000 children under 18 is war</text:p>
      <text:p text:style-name="P1">Average age a bit over 12</text:p>
      <text:p text:style-name="P1">Youngest, 5 year-old in Uganda</text:p>
      <text:p text:style-name="P1">Youngest terrorist bomber, 7 year-old Colombia</text:p>
      <text:p text:style-name="P1"/>
      <text:p text:style-name="P2">Children have become more and more used in war, instead of child soldiering being considered a rarity or exception. </text:p>
      <text:p text:style-name="P2"/>
      <text:p text:style-name="P2"><text:span text:style-name="T1">“...child soldiering is the new standard” (p 95)</text:span></text:p>
      <text:p text:style-name="P2"/>
      <text:p text:style-name="P3">Singer’s “causal chain” (p. 95)</text:p>
      <text:list xml:id="list753171581" text:style-name="L1">
        <text:list-item>
          <text:p text:style-name="P4">“… social disruptions and failures of development caused by globalization, war, and disease have led not only to greated global conflict and instability but also to generational disconnections that create a new pool of potential recruits”</text:p>
        </text:list-item>
        <text:list-item>
          <text:p text:style-name="P4">“… technological improvements in small arms now permit these child recruits to be effective participants in warefare”</text:p>
        </text:list-item>
        <text:list-item>
          <text:p text:style-name="P4">“… there has been a rise in a new type of conflict that is far more brutal and criminalized.”</text:p>
        </text:list-item>
      </text:list>
      <text:p text:style-name="P3"/>
      <text:p text:style-name="P3">“In addition to witnessing fighting and bloodshed, children who grow up in the midst of war usually lack basic necessities (schools, health care, adequate shelter, water, and food), face disrupted family relationships, and even experience increased patterns of family violence (Smith 2001). The totality of this environment makes it difficult for communities to foster healthy cognitive and social development. A weakened social structure is then generally unable to steer their children away from war.” <text:span text:style-name="T2">(p. 98)</text:span></text:p>
      <text:p text:style-name="P3"/>
      <text:p text:style-name="P7">Effects on childhood mental development (p. 98-99)</text:p>
      <text:p text:style-name="P7"/>
      <text:p text:style-name="P7">Small arms make children effective soldiers (99-100)</text:p>
      <text:p text:style-name="P3"/>
      <text:p text:style-name="P3"/>
      <text:p text:style-name="P5"># Variables</text:p>
      <text:p text:style-name="P5">youth unemployment</text:p>
      <text:p text:style-name="P5">inequality</text:p>
      <text:p text:style-name="P5">governance</text:p>
      <text:p text:style-name="P5">violence during the conflict</text:p>
      <text:p text:style-name="P6">refugees/idps(increased recruitment pool (Singer 2011, p. 9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7T08:51:34.066990373</meta:creation-date>
    <dc:date>2022-02-09T09:54:48.094167819</dc:date>
    <meta:editing-duration>P1DT20H21M21S</meta:editing-duration>
    <meta:editing-cycles>2</meta:editing-cycles>
    <meta:generator>LibreOffice/6.4.7.2$Linux_X86_64 LibreOffice_project/40$Build-2</meta:generator>
    <meta:document-statistic meta:table-count="0" meta:image-count="0" meta:object-count="0" meta:page-count="1" meta:paragraph-count="19" meta:word-count="237" meta:character-count="1535" meta:non-whitespace-character-count="1319"/>
  </office:meta>
</office:document-meta>
</file>